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1/meta.xml" manifest:media-type="text/xml"/>
  <manifest:file-entry manifest:full-path="Object1/styles.xml" manifest:media-type="text/xml"/>
  <manifest:file-entry manifest:full-path="Object1/content.xml" manifest:media-type="text/xml"/>
  <manifest:file-entry manifest:full-path="Object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3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4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5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notes">
      <style:graphic-properties draw:fill-color="#ffffff" fo:min-height="13.364cm"/>
      <style:paragraph-properties style:writing-mode="lr-tb"/>
    </style:style>
    <style:style style:name="pr8" style:family="presentation" style:parent-style-name="Classy_5f_Red1-title">
      <style:graphic-properties fo:min-height="2.629cm"/>
      <style:paragraph-properties style:writing-mode="lr-tb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1.466cm" style:use-optimal-row-height="false"/>
    </style:style>
    <style:style style:name="ro2" style:family="table-row">
      <style:table-row-properties style:row-height="1.47cm" style:use-optimal-row-height="false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loext:graphic-properties draw:fill="solid" draw:fill-color="#c7243a"/>
      <style:paragraph-properties fo:text-align="center"/>
    </style:style>
    <style:style style:name="P3" style:family="paragraph">
      <loext:graphic-properties draw:fill="solid" draw:fill-color="#edad0b"/>
      <style:paragraph-properties fo:text-align="center"/>
    </style:style>
    <style:style style:name="P4" style:family="paragraph">
      <loext:graphic-properties draw:fill="solid" draw:fill-color="#009f8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Linux</text:p>
          </draw:text-box>
        </draw:frame>
        <draw:frame presentation:style-name="pr2" draw:text-style-name="P1" draw:layer="layout" svg:width="14.599cm" svg:height="3.6cm" svg:x="10.039cm" svg:y="9.608cm" presentation:class="subtitle" presentation:user-transformed="true">
          <draw:text-box>
            <text:p>Hey I am a presentation 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9.8cm" svg:x="1.4cm" svg:y="4.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draw:style-name="standard" draw:layer="layout" svg:width="25.198cm" svg:height="8.799cm" svg:x="1.4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2" draw:text-style-name="P2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 presentation:user-transformed="true">
          <draw:text-box/>
        </draw:frame>
        <draw:frame draw:style-name="gr5" draw:layer="layout" svg:width="25.183cm" svg:height="10.009cm" svg:x="1.212cm" svg:y="4.24cm" presentation:class="chart" presentation:user-transformed="true">
          <draw:object xlink:href="./Object1" xlink:type="simple" xlink:show="embed" xlink:actuate="onLoad"/>
          <draw:image xlink:href="./ObjectReplacements/Object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size-asian="18pt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8" style:family="paragraph">
      <style:paragraph-properties fo:text-align="center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0" style:family="paragraph">
      <style:paragraph-properties fo:text-align="end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7T21:35:49.992210647</meta:creation-date>
    <meta:editing-duration>PT1M10S</meta:editing-duration>
    <meta:editing-cycles>2</meta:editing-cycles>
    <meta:generator>LibreOffice/6.4.7.2$Linux_X86_64 LibreOffice_project/40$Build-2</meta:generator>
    <dc:title>Classy Red</dc:title>
    <dc:date>2022-02-27T21:36:59.670052220</dc:date>
    <meta:document-statistic meta:object-count="59"/>
  </office:meta>
</office:document-meta>
</file>

<file path=Object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